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 Black" style:font-name-asian="Arial Black" style:font-name-complex="Arial Black" fo:font-size="36pt" style:font-size-asian="36pt" style:font-size-complex="36pt"/>
    </style:style>
    <style:style style:name="P2" style:parent-style-name="ListParagraph" style:list-style-name="LFO1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3" style:parent-style-name="ListParagraph" style:list-style-name="LFO1" style:family="paragraph"/>
    <style:style style:name="T4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5" style:parent-style-name="ListParagraph" style:list-style-name="LFO1" style:family="paragraph"/>
    <style:style style:name="T6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7" style:parent-style-name="ListParagraph" style:list-style-name="LFO1" style:family="paragraph"/>
    <style:style style:name="T8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T9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12" style:parent-style-name="ListParagraph" style:list-style-name="LFO1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13" style:parent-style-name="ListParagraph" style:list-style-name="LFO1" style:family="paragraph"/>
    <style:style style:name="T14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15" style:parent-style-name="ListParagraph" style:list-style-name="LFO1" style:family="paragraph"/>
    <style:style style:name="T16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17" style:parent-style-name="ListParagraph" style:list-style-name="LFO1" style:family="paragraph"/>
    <style:style style:name="T18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19" style:parent-style-name="ListParagraph" style:list-style-name="LFO1" style:family="paragraph"/>
    <style:style style:name="T20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21" style:parent-style-name="Normal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22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P23" style:parent-style-name="ListParagraph" style:list-style-name="LFO2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24" style:parent-style-name="ListParagraph" style:list-style-name="LFO2" style:family="paragraph"/>
    <style:style style:name="T25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26" style:parent-style-name="ListParagraph" style:list-style-name="LFO2" style:family="paragraph"/>
    <style:style style:name="T27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T28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29" style:parent-style-name="ListParagraph" style:list-style-name="LFO2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30" style:parent-style-name="ListParagraph" style:list-style-name="LFO2" style:family="paragraph"/>
    <style:style style:name="T31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T32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33" style:parent-style-name="ListParagraph" style:list-style-name="LFO2" style:family="paragraph"/>
    <style:style style:name="T34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T35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36" style:parent-style-name="ListParagraph" style:list-style-name="LFO2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37" style:parent-style-name="Normal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38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P39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P40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P41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P42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P43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P44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P45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P46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P47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P48" style:parent-style-name="ListParagraph" style:list-style-name="LFO3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49" style:parent-style-name="ListParagraph" style:list-style-name="LFO3" style:family="paragraph"/>
    <style:style style:name="T50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51" style:parent-style-name="ListParagraph" style:list-style-name="LFO3" style:family="paragraph"/>
    <style:style style:name="T52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53" style:parent-style-name="Normal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54" style:parent-style-name="Normal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55" style:parent-style-name="Normal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56" style:parent-style-name="Normal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57" style:parent-style-name="Normal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58" style:parent-style-name="Normal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59" style:parent-style-name="Normal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60" style:parent-style-name="Normal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61" style:parent-style-name="Normal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62" style:parent-style-name="Normal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63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P64" style:parent-style-name="Normal" style:family="paragraph">
      <style:text-properties style:font-name="Arial Black" style:font-name-asian="Arial Black" style:font-name-complex="Arial Black" fo:font-size="36pt" style:font-size-asian="36pt" style:font-size-complex="36pt"/>
    </style:style>
    <style:style style:name="T65" style:parent-style-name="DefaultParagraphFont" style:family="text">
      <style:text-properties style:font-name="Arial Black" style:font-name-asian="Arial Black" style:font-name-complex="Arial Black" fo:font-size="36pt" style:font-size-asian="36pt" style:font-size-complex="36pt"/>
    </style:style>
    <style:style style:name="T66" style:parent-style-name="DefaultParagraphFont" style:family="text">
      <style:text-properties style:font-name="Arial Black" style:font-name-asian="Arial Black" style:font-name-complex="Arial Black" fo:font-size="36pt" style:font-size-asian="36pt" style:font-size-complex="36pt"/>
    </style:style>
    <style:style style:name="P67" style:parent-style-name="ListParagraph" style:list-style-name="LFO4" style:family="paragraph"/>
    <style:style style:name="T68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69" style:parent-style-name="ListParagraph" style:list-style-name="LFO4" style:family="paragraph"/>
    <style:style style:name="T70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71" style:parent-style-name="ListParagraph" style:list-style-name="LFO4" style:family="paragraph"/>
    <style:style style:name="T72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73" style:parent-style-name="ListParagraph" style:list-style-name="LFO4" style:family="paragraph"/>
    <style:style style:name="T74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T75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76" style:parent-style-name="ListParagraph" style:list-style-name="LFO4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77" style:parent-style-name="ListParagraph" style:list-style-name="LFO4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78" style:parent-style-name="ListParagraph" style:list-style-name="LFO4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79" style:parent-style-name="ListParagraph" style:list-style-name="LFO4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80" style:parent-style-name="ListParagraph" style:list-style-name="LFO4" style:family="paragraph"/>
    <style:style style:name="T81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82" style:parent-style-name="ListParagraph" style:list-style-name="LFO4" style:family="paragraph"/>
    <style:style style:name="T83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84" style:parent-style-name="ListParagraph" style:list-style-name="LFO4" style:family="paragraph">
      <style:text-properties style:font-name="Arial Black" style:font-name-asian="Arial Black" style:font-name-complex="Arial Black" fo:font-size="16pt" style:font-size-asian="16pt" style:font-size-complex="16pt"/>
    </style:style>
    <style:style style:name="P85" style:parent-style-name="ListParagraph" style:list-style-name="LFO4" style:family="paragraph">
      <style:paragraph-properties fo:margin-bottom="0in"/>
      <style:text-properties style:font-name="Arial Black" style:font-name-asian="Arial Black" style:font-name-complex="Arial Black" fo:font-size="16pt" style:font-size-asian="16pt" style:font-size-complex="16pt"/>
    </style:style>
    <style:style style:name="P86" style:parent-style-name="ListParagraph" style:list-style-name="LFO4" style:family="paragraph">
      <style:paragraph-properties fo:margin-bottom="0in"/>
    </style:style>
    <style:style style:name="T87" style:parent-style-name="DefaultParagraphFont" style:family="text">
      <style:text-properties style:font-name="Arial Black" style:font-name-asian="Arial Black" style:font-name-complex="Arial Black" fo:font-size="16pt" style:font-size-asian="16pt" style:font-size-complex="16pt"/>
    </style:style>
    <style:style style:name="P88" style:parent-style-name="Normal" style:family="paragraph">
      <style:paragraph-properties fo:margin-bottom="0in" fo:margin-left="0.25in">
        <style:tab-stops/>
      </style:paragraph-properties>
      <style:text-properties style:font-name="Arial Black" style:font-name-asian="Arial Black" style:font-name-complex="Arial Black" fo:font-size="16pt" style:font-size-asian="16pt" style:font-size-complex="16pt"/>
    </style:style>
  </office:automatic-styles>
  <office:body>
    <office:text text:use-soft-page-breaks="true">
      <text:p text:style-name="P1">First 30 Days</text:p>
      <text:list text:style-name="LFO1" text:continue-numbering="true">
        <text:list-item>
          <text:p text:style-name="P2">Continue to working with new team members, explaining store process and explaining key points to look for. (Missing C.O.O, Missing sale sign/items, landlord walk, etc.)</text:p>
        </text:list-item>
        <text:list-item>
          <text:p text:style-name="P3"><text:span text:style-name="T4">Finishing commitments I made.</text:span></text:p>
          <text:list text:continue-numbering="true">
            <text:list-item>
              <text:p text:style-name="P5"><text:span text:style-name="T6">Ivan</text:span></text:p>
              <text:list text:continue-numbering="true">
                <text:list-item>
                  <text:p text:style-name="P7"><text:span text:style-name="T8">Explaining<text:s/></text:span><text:span text:style-name="T9">Store process, ordering and how to order, customer service and filleting fish. Also getting him ready so he can apply for Team Trainer when/if it opens up.</text:span></text:p>
                </text:list-item>
              </text:list>
            </text:list-item>
            <text:list-item>
              <text:p text:style-name="P10"><text:span text:style-name="T11">Addonis<text:s/></text:span></text:p>
              <text:list text:continue-numbering="true">
                <text:list-item>
                  <text:p text:style-name="P12">Explaining Store process, ordering and how to order, customer service and filleting fish. Also getting him ready so he can apply for Team Trainer when/if it opens up.</text:p>
                </text:list-item>
              </text:list>
            </text:list-item>
            <text:list-item>
              <text:p text:style-name="P13"><text:span text:style-name="T14">Loreen</text:span></text:p>
              <text:list text:continue-numbering="true">
                <text:list-item>
                  <text:p text:style-name="P15"><text:span text:style-name="T16">Get her ready so she can apply for Team Trainer when/if it opens up.</text:span></text:p>
                </text:list-item>
              </text:list>
            </text:list-item>
            <text:list-item>
              <text:p text:style-name="P17"><text:span text:style-name="T18">Lili</text:span></text:p>
              <text:soft-page-break/>
              <text:list text:continue-numbering="true">
                <text:list-item>
                  <text:p text:style-name="P19"><text:span text:style-name="T20">Get her ready so she can apply for Team Trainer when/ if it opens up.</text:span></text:p>
                </text:list-item>
              </text:list>
            </text:list-item>
          </text:list>
        </text:list-item>
      </text:list>
      <text:p text:style-name="P21"/>
      <text:p text:style-name="P22">60 Days</text:p>
      <text:list text:style-name="LFO2" text:continue-numbering="true">
        <text:list-item>
          <text:p text:style-name="P23">By this time, I will<text:s/>continue working with the team, setting up a better system at night.</text:p>
          <text:list text:continue-numbering="true">
            <text:list-item>
              <text:p text:style-name="P24"><text:span text:style-name="T25">Cutting up garnish, keeping marinade bottles full and continue setting up for major holidays/events.</text:span></text:p>
            </text:list-item>
            <text:list-item>
              <text:p text:style-name="P26"><text:span text:style-name="T27">We started cutting up and prepacking salmon/sale items for good Friday, prime, and<text:s/></text:span><text:span text:style-name="T28">our on-the-go customers.<text:s/></text:span></text:p>
              <text:list text:continue-numbering="true">
                <text:list-item>
                  <text:p text:style-name="P29">Keeping oven-ready up at night is a point I want to focus on more. By having garnish and marinades bottles full, it will be easier to maintain. Especially since oven-ready is a regional problem at night.</text:p>
                </text:list-item>
              </text:list>
            </text:list-item>
          </text:list>
        </text:list-item>
        <text:list-item>
          <text:p text:style-name="P30"><text:span text:style-name="T31">By this time, I’m going to</text:span><text:span text:style-name="T32"><text:s/>have a strong understanding of inventory.</text:span></text:p>
          <text:list text:continue-numbering="true">
            <text:list-item>
              <text:p text:style-name="P33"><text:span text:style-name="T34">I already have a strong understanding of the floor work. (Counting everything, using the<text:s/></text:span><text:soft-page-break/><text:span text:style-name="T35">handheld gun, marking on what’s counted and not counted.)</text:span></text:p>
            </text:list-item>
          </text:list>
        </text:list-item>
        <text:list-item>
          <text:p text:style-name="P36">By this time, I will have 4 team members ready and with an understanding on what it takes to become a team trainer.</text:p>
        </text:list-item>
      </text:list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90 days</text:p>
      <text:list text:style-name="LFO3" text:continue-numbering="true">
        <text:list-item>
          <text:p text:style-name="P48">By this time, I will have an understanding of writing a schedule.<text:s/></text:p>
        </text:list-item>
        <text:list-item>
          <text:p text:style-name="P49"><text:span text:style-name="T50">Doing inventory by myself. (Hopefully sooner)</text:span></text:p>
        </text:list-item>
        <text:list-item>
          <text:p text:style-name="P51"><text:span text:style-name="T52">Apply for the TLCD program as soon as I can.</text:span></text:p>
        </text:list-item>
      </text:list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Normal"><text:span text:style-name="T65">Key points to<text:s/></text:span><text:span text:style-name="T66">keep in mind</text:span></text:p>
      <text:list text:style-name="LFO4" text:continue-numbering="true">
        <text:list-item>
          <text:p text:style-name="P67"><text:span text:style-name="T68">I graduated the CDATL program.</text:span></text:p>
        </text:list-item>
        <text:list-item>
          <text:p text:style-name="P69"><text:span text:style-name="T70">I have shown that I can run the department when Team Leader is out.</text:span></text:p>
          <text:list text:continue-numbering="true">
            <text:list-item>
              <text:p text:style-name="P71"><text:span text:style-name="T72">Julio has mentioned to me he wasn’t worried about seafood because he knew I was keeping everything under control.</text:span></text:p>
            </text:list-item>
          </text:list>
        </text:list-item>
        <text:list-item>
          <text:p text:style-name="P73"><text:span text:style-name="T74">I have worked with team<text:s/></text:span><text:span text:style-name="T75">members to execute ideas.</text:span></text:p>
          <text:list text:continue-numbering="true">
            <text:list-item>
              <text:p text:style-name="P76">Packing salmon, lobster tails and sale items for holidays and major events.</text:p>
            </text:list-item>
            <text:list-item>
              <text:p text:style-name="P77">Cutting and keeping garnish container full</text:p>
            </text:list-item>
            <text:list-item>
              <text:p text:style-name="P78">Maximizing space in the freezer by putting an extra pallet to keep high selling items, extra product or anything we need.</text:p>
            </text:list-item>
          </text:list>
        </text:list-item>
        <text:list-item>
          <text:p text:style-name="P79">I got team member of the month.</text:p>
        </text:list-item>
        <text:list-item>
          <text:p text:style-name="P80"><text:span text:style-name="T81">I have successfully trained 2 team members on store process, ordering, and customer service. (Lili and Tiffany)<text:s/></text:span></text:p>
        </text:list-item>
        <text:list-item>
          <text:p text:style-name="P82"><text:span text:style-name="T83">I’m very big on safety, communication, and honesty.</text:span></text:p>
        </text:list-item>
        <text:list-item>
          <text:p text:style-name="P84">I am smart, flexible, adaptive, and understanding.</text:p>
        </text:list-item>
        <text:list-item>
          <text:p text:style-name="P85">I have an understanding of ordering, store process, inventory, and customer service.</text:p>
        </text:list-item>
        <text:list-item>
          <text:p text:style-name="P86"><text:span text:style-name="T87">I’m honest, upfront, and resourceful.</text:span></text:p>
        </text:list-item>
      </text:list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s Garcia</meta:initial-creator>
    <dc:creator>Andres Garcia</dc:creator>
    <meta:creation-date>2021-03-05T08:16:00Z</meta:creation-date>
    <dc:date>2021-03-05T08:16:00Z</dc:date>
    <meta:template xlink:href="Normal" xlink:type="simple"/>
    <meta:editing-cycles>2</meta:editing-cycles>
    <meta:editing-duration>PT60S</meta:editing-duration>
    <meta:document-statistic meta:page-count="6" meta:paragraph-count="5" meta:word-count="395" meta:character-count="2643" meta:row-count="18" meta:non-whitespace-character-count="2253"/>
  </office:meta>
</office:document-meta>
</file>